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98c580b-e888-4598-9ca3-3b568e753aba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cbf7df3e-657b-458a-ad27-1222a8681eb4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a3b77e0-3d78-430c-ad91-ddfef3f3b09b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9818e019-3d40-43cc-a5a8-48abc908d928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1cc0f888-b8dc-4bab-858d-8fa5b2528f5c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c2dd9ac-9ea8-4e4d-afde-a343a60bf9a8">
              <text:p text:style-name="P6"><text:span text:style-name="T17">EDV: </text:span>Word, Excel, Photoshop, Linux, Outlook</text:p>
            </text:section>
            <text:section text:style-name="Sect2" text:name="43d8c19e-71ee-4d4c-a1f2-e86768c86246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aac96cad-9b0e-42bb-b2fc-3eb9fa47e8a2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